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.353cm" style:contextual-spacing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" style:family="paragraph" style:parent-style-name="Listenabsatz">
      <style:text-properties style:font-name="Times New Roman" fo:font-size="12pt" fo:language="en" fo:country="US" style:font-size-asian="12pt" style:font-name-complex="Times New Roman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5" style:family="paragraph" style:parent-style-name="Listenabsatz" style:list-style-name="WW8Num1"/>
    <style:style style:name="P6" style:family="paragraph" style:parent-style-name="Listenabsatz" style:list-style-name="WW8Num1">
      <style:text-properties style:font-name="Times New Roman" fo:font-size="12pt" fo:language="en" fo:country="US" style:font-size-asian="12pt" style:font-name-complex="Times New Roman" style:font-size-complex="12pt"/>
    </style:style>
    <style:style style:name="T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officeooo:rsid="000712ea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4" style:family="text">
      <style:text-properties style:text-position="super 58%" style:font-name="Times New Roman" fo:font-size="12pt" fo:language="en" fo:country="US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greement on Coaching Services at the LöwenLindy Workshop 2015</text:p>
      <text:p text:style-name="P1">between</text:p>
      <text:p text:style-name="Standard"><text:span text:style-name="T3">Braunschweiger TSC e.V. </text:span><text:span text:style-name="T1">represented by Mr. Karl-Heinz Michel (President)</text:span></text:p>
      <text:p text:style-name="P1">- thereinafter referred to as the organizer –</text:p>
      <text:p text:style-name="P1">and</text:p>
      <text:p text:style-name="P1">Name:</text:p>
      <text:p text:style-name="P1">Address:</text:p>
      <text:p text:style-name="P1">- Thereinafter referred to as the coach –</text:p>
      <text:p text:style-name="P1">This contract, which is legally binding for both contracting parties, confirms the agreement between the organizer and the coach.</text:p>
      <text:list xml:id="list4340040426488013137" text:style-name="WW8Num1">
        <text:list-item>
          <text:p text:style-name="P5"><text:span text:style-name="T1">The organizer commits the coach to run the workshop on the </text:span><text:span text:style-name="T2">12</text:span><text:span text:style-name="T4">th</text:span><text:span text:style-name="T1"> and </text:span><text:span text:style-name="T2">13</text:span><text:span text:style-name="T4">th</text:span><text:span text:style-name="T1"> of </text:span><text:span text:style-name="T2">September</text:span><text:span text:style-name="T1"> 201</text:span><text:span text:style-name="T2">5</text:span><text:span text:style-name="T1">.</text:span></text:p>
        </text:list-item>
        <text:list-item>
          <text:p text:style-name="P6">The organizer pays the following fees:</text:p>
        </text:list-item>
      </text:list>
      <text:p text:style-name="P3"/>
      <text:list xml:id="list130431708142370" text:continue-numbering="true" text:style-name="WW8Num1">
        <text:list-item>
          <text:p text:style-name="P6">Withholding taxes</text:p>
        </text:list-item>
      </text:list>
      <text:p text:style-name="P3">The organizer withholds the matured withholding taxes on the above-mentioned fee and pays the taxes to the tax and revenue office in charge.</text:p>
      <text:p text:style-name="P3"/>
      <text:list xml:id="list130432331335901" text:continue-numbering="true" text:style-name="WW8Num1">
        <text:list-item>
          <text:p text:style-name="P6">Travelling expenses/Overnight stay</text:p>
        </text:list-item>
      </text:list>
      <text:p text:style-name="P3">The organizer pays the costs of the journey here and back and arranges an adequate accommodation for two nights.</text:p>
      <text:p text:style-name="P3"/>
      <text:p text:style-name="P3"/>
      <text:p text:style-name="P3"/>
      <text:p text:style-name="P1">Braunschweig, <text:tab/><text:tab/><text:tab/><text:tab/><text:tab/><text:tab/>Braunschweig,</text:p>
      <text:p text:style-name="P1"/>
      <text:p text:style-name="P1"/>
      <text:p text:style-name="P1"/>
      <text:p text:style-name="P2">- The organizer - <text:tab/><text:tab/><text:tab/><text:tab/><text:tab/><text:tab/>- The coach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8Num4z0" style:family="text">
      <style:text-properties style:font-name="Times New Roman" fo:font-family="'Times New Roman'" style:font-family-generic="roman" style:font-pitch="variable" fo:font-weight="normal" style:font-name-asian="Calibri" style:font-family-asian="Calibri" style:font-family-generic-asian="swiss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atzy</meta:initial-creator>
    <meta:creation-date>2014-07-03T01:31:00</meta:creation-date>
    <dc:date>2015-01-30T13:04:31.442319040</dc:date>
    <meta:editing-cycles>2</meta:editing-cycles>
    <meta:editing-duration>P2171DT9H31M44S</meta:editing-duration>
    <meta:generator>LibreOffice/4.2.7.2$Linux_x86 LibreOffice_project/420m0$Build-2</meta:generator>
    <meta:document-statistic meta:table-count="0" meta:image-count="0" meta:object-count="0" meta:page-count="1" meta:paragraph-count="17" meta:word-count="139" meta:character-count="882" meta:non-whitespace-character-count="750"/>
  </office:meta>
</office:document-meta>
</file>